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fo:font-style="normal" officeooo:paragraph-rsid="0052d1d6" style:font-size-asian="14pt" style:font-style-asian="normal" style:font-size-complex="14pt" style:font-style-complex="normal"/>
    </style:style>
    <style:style style:name="P3" style:family="paragraph" style:parent-style-name="Standard">
      <style:text-properties fo:font-size="14pt" fo:font-style="normal" officeooo:rsid="00dced64" officeooo:paragraph-rsid="0116b0de" style:font-size-asian="14pt" style:font-style-asian="normal" style:font-size-complex="14pt" style:font-style-complex="normal"/>
    </style:style>
    <style:style style:name="P4" style:family="paragraph" style:parent-style-name="Standard">
      <style:text-properties fo:font-size="14pt" fo:font-style="normal" officeooo:rsid="011887b7" officeooo:paragraph-rsid="011887b7" style:font-size-asian="14pt" style:font-style-asian="normal" style:font-size-complex="14pt" style:font-style-complex="normal"/>
    </style:style>
    <style:style style:name="P5" style:family="paragraph" style:parent-style-name="Standard">
      <style:text-properties fo:font-size="14pt" fo:font-style="normal" officeooo:paragraph-rsid="0118a225" style:font-size-asian="14pt" style:font-style-asian="normal" style:font-size-complex="14pt" style:font-style-complex="normal"/>
    </style:style>
    <style:style style:name="P6" style:family="paragraph" style:parent-style-name="Standard">
      <style:paragraph-properties fo:text-align="center" style:justify-single-word="false"/>
      <style:text-properties fo:font-size="32pt" fo:font-weight="bold" officeooo:paragraph-rsid="0017478d" style:font-size-asian="32pt" style:font-weight-asian="bold" style:font-size-complex="32pt" style:font-weight-complex="bold"/>
    </style:style>
    <style:style style:name="P7" style:family="paragraph" style:parent-style-name="Standard">
      <style:paragraph-properties fo:text-align="center" style:justify-single-word="false"/>
      <style:text-properties fo:font-size="32pt" fo:font-weight="bold" officeooo:rsid="003634bf" officeooo:paragraph-rsid="0017478d" style:font-size-asian="32pt" style:font-weight-asian="bold" style:font-size-complex="32pt" style:font-weight-complex="bold"/>
    </style:style>
    <style:style style:name="P8" style:family="paragraph" style:parent-style-name="Standard">
      <style:paragraph-properties fo:text-align="center" style:justify-single-word="false"/>
      <style:text-properties fo:font-size="20pt" fo:font-weight="bold" officeooo:paragraph-rsid="0052d1d6"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paragraph-rsid="0118a225"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0pt" officeooo:paragraph-rsid="01189aea" style:font-size-asian="20pt" style:font-size-complex="20pt"/>
    </style:style>
    <style:style style:name="P11" style:family="paragraph" style:parent-style-name="Standard">
      <style:paragraph-properties fo:text-align="center" style:justify-single-word="false"/>
      <style:text-properties fo:font-size="24pt" style:font-size-asian="24pt" style:font-size-complex="24pt"/>
    </style:style>
    <style:style style:name="P12" style:family="paragraph" style:parent-style-name="Standard">
      <style:text-properties style:text-position="0% 100%" fo:font-size="14pt" fo:font-style="normal" officeooo:rsid="0116b0de" officeooo:paragraph-rsid="0116b0de" style:font-size-asian="14pt" style:font-style-asian="normal" style:font-size-complex="14pt" style:font-style-complex="normal"/>
    </style:style>
    <style:style style:name="P13" style:family="paragraph" style:parent-style-name="Standard">
      <style:text-properties style:text-position="0% 100%" fo:font-size="14pt" fo:font-style="normal" officeooo:rsid="011887b7" officeooo:paragraph-rsid="011887b7" style:font-size-asian="14pt" style:font-style-asian="normal" style:font-size-complex="14pt" style:font-style-complex="normal"/>
    </style:style>
    <style:style style:name="P14" style:family="paragraph" style:parent-style-name="Standard">
      <style:text-properties style:text-position="0% 100%" fo:font-size="14pt" fo:font-style="normal" fo:font-weight="normal" officeooo:rsid="01189aea" officeooo:paragraph-rsid="01189aea" style:font-size-asian="14pt" style:font-style-asian="normal" style:font-weight-asian="normal" style:font-size-complex="14pt" style:font-style-complex="normal" style:font-weight-complex="normal"/>
    </style:style>
    <style:style style:name="P15" style:family="paragraph" style:parent-style-name="Standard" style:list-style-name="L1">
      <style:text-properties style:text-position="0% 100%" fo:font-size="14pt" fo:font-style="normal" fo:font-weight="normal" officeooo:rsid="01189aea" officeooo:paragraph-rsid="01189aea" style:font-size-asian="14pt" style:font-style-asian="normal" style:font-weight-asian="normal" style:font-size-complex="14pt" style:font-style-complex="normal" style:font-weight-complex="normal"/>
    </style:style>
    <style:style style:name="P16" style:family="paragraph" style:parent-style-name="Standard" style:list-style-name="L1">
      <style:text-properties style:text-position="0% 100%" fo:font-size="14pt" fo:font-style="normal" fo:font-weight="normal" officeooo:rsid="01189aea" officeooo:paragraph-rsid="0122043f" style:font-size-asian="14pt" style:font-style-asian="normal" style:font-weight-asian="normal" style:font-size-complex="14pt" style:font-style-complex="normal" style:font-weight-complex="normal"/>
    </style:style>
    <style:style style:name="P17" style:family="paragraph" style:parent-style-name="Standard">
      <style:text-properties style:text-position="0% 100%" fo:font-size="14pt" fo:font-style="normal" fo:font-weight="normal" officeooo:rsid="01189aea" officeooo:paragraph-rsid="01189aea" style:font-size-asian="14pt" style:font-style-asian="normal" style:font-weight-asian="normal" style:font-size-complex="14pt" style:font-style-complex="normal" style:font-weight-complex="normal"/>
    </style:style>
    <style:style style:name="P18" style:family="paragraph" style:parent-style-name="Standard" style:list-style-name="L1">
      <style:text-properties style:text-position="0% 100%" fo:font-size="14pt" fo:font-style="normal" fo:font-weight="normal" officeooo:rsid="011887b7" officeooo:paragraph-rsid="011887b7" style:font-size-asian="14pt" style:font-style-asian="normal" style:font-weight-asian="normal" style:font-size-complex="14pt" style:font-style-complex="normal" style:font-weight-complex="normal"/>
    </style:style>
    <style:style style:name="P19" style:family="paragraph" style:parent-style-name="Standard" style:list-style-name="L1">
      <style:text-properties style:text-position="0% 100%" fo:font-size="14pt" fo:font-style="normal" fo:font-weight="normal" officeooo:rsid="011d56fc" officeooo:paragraph-rsid="011d56fc" style:font-size-asian="14pt" style:font-style-asian="normal" style:font-weight-asian="normal" style:font-size-complex="14pt" style:font-style-complex="normal" style:font-weight-complex="normal"/>
    </style:style>
    <style:style style:name="P20" style:family="paragraph" style:parent-style-name="Standard" style:list-style-name="L1">
      <style:text-properties style:text-position="0% 100%" fo:font-size="14pt" fo:font-style="normal" fo:font-weight="normal" officeooo:rsid="011d56fc" officeooo:paragraph-rsid="011f2c65" style:font-size-asian="14pt" style:font-style-asian="normal" style:font-weight-asian="normal" style:font-size-complex="14pt" style:font-style-complex="normal" style:font-weight-complex="normal"/>
    </style:style>
    <style:style style:name="P21" style:family="paragraph" style:parent-style-name="Standard">
      <style:text-properties style:text-position="0% 100%" fo:font-size="14pt" fo:font-style="normal" fo:font-weight="normal" officeooo:rsid="011d56fc" officeooo:paragraph-rsid="011d56fc" style:font-size-asian="14pt" style:font-style-asian="normal" style:font-weight-asian="normal" style:font-size-complex="14pt" style:font-style-complex="normal" style:font-weight-complex="normal"/>
    </style:style>
    <style:style style:name="P22" style:family="paragraph" style:parent-style-name="Standard">
      <style:text-properties style:text-position="0% 100%" fo:font-size="14pt" fo:font-style="normal" fo:font-weight="normal" officeooo:rsid="011f2c65" officeooo:paragraph-rsid="011f2c65" style:font-size-asian="14pt" style:font-style-asian="normal" style:font-weight-asian="normal" style:font-size-complex="14pt" style:font-style-complex="normal" style:font-weight-complex="normal"/>
    </style:style>
    <style:style style:name="P23" style:family="paragraph" style:parent-style-name="Standard" style:list-style-name="L1">
      <style:text-properties style:text-position="0% 100%" fo:font-size="14pt" fo:font-style="normal" fo:font-weight="normal" officeooo:rsid="0120834b" officeooo:paragraph-rsid="0120834b" style:font-size-asian="14pt" style:font-style-asian="normal" style:font-weight-asian="normal" style:font-size-complex="14pt" style:font-style-complex="normal" style:font-weight-complex="normal"/>
    </style:style>
    <style:style style:name="P24" style:family="paragraph" style:parent-style-name="Standard">
      <style:text-properties style:text-position="0% 100%" fo:font-size="14pt" fo:font-style="normal" fo:font-weight="normal" officeooo:rsid="0120834b" officeooo:paragraph-rsid="0120834b" style:font-size-asian="14pt" style:font-style-asian="normal" style:font-weight-asian="normal" style:font-size-complex="14pt" style:font-style-complex="normal" style:font-weight-complex="normal"/>
    </style:style>
    <style:style style:name="P25" style:family="paragraph" style:parent-style-name="Standard">
      <style:text-properties style:text-position="0% 100%" fo:font-size="14pt" fo:font-style="normal" fo:font-weight="normal" officeooo:rsid="0122043f" officeooo:paragraph-rsid="0122043f" style:font-size-asian="14pt" style:font-style-asian="normal" style:font-weight-asian="normal" style:font-size-complex="14pt" style:font-style-complex="normal" style:font-weight-complex="normal"/>
    </style:style>
    <style:style style:name="P26" style:family="paragraph" style:parent-style-name="Standard">
      <style:text-properties style:text-position="0% 100%" fo:font-size="14pt" fo:font-style="normal" style:text-underline-style="solid" style:text-underline-width="auto" style:text-underline-color="font-color" fo:font-weight="bold" officeooo:rsid="0118a225" officeooo:paragraph-rsid="0118a225" style:font-size-asian="14pt" style:font-style-asian="normal" style:font-weight-asian="bold" style:font-size-complex="14pt" style:font-style-complex="normal" style:font-weight-complex="bold"/>
    </style:style>
    <style:style style:name="P27" style:family="paragraph" style:parent-style-name="Standard">
      <style:text-properties style:text-position="0% 100%" fo:font-size="14pt" fo:font-style="normal" style:text-underline-style="solid" style:text-underline-width="auto" style:text-underline-color="font-color" fo:font-weight="bold" officeooo:rsid="011d56fc" officeooo:paragraph-rsid="011d56fc" style:font-size-asian="14pt" style:font-style-asian="normal" style:font-weight-asian="bold" style:font-size-complex="14pt" style:font-style-complex="normal" style:font-weight-complex="bold"/>
    </style:style>
    <style:style style:name="P28" style:family="paragraph" style:parent-style-name="Standard">
      <style:text-properties style:text-position="0% 100%" fo:font-size="14pt" fo:font-style="normal" style:text-underline-style="solid" style:text-underline-width="auto" style:text-underline-color="font-color" fo:font-weight="bold" officeooo:rsid="011d56fc" officeooo:paragraph-rsid="0120834b" style:font-size-asian="14pt" style:font-style-asian="normal" style:font-weight-asian="bold" style:font-size-complex="14pt" style:font-style-complex="normal" style:font-weight-complex="bold"/>
    </style:style>
    <style:style style:name="P29" style:family="paragraph" style:parent-style-name="Standard">
      <style:text-properties style:text-position="0% 100%" fo:font-size="14pt" fo:font-style="normal" style:text-underline-style="solid" style:text-underline-width="auto" style:text-underline-color="font-color" fo:font-weight="bold" officeooo:rsid="0120834b" officeooo:paragraph-rsid="0120834b" style:font-size-asian="14pt" style:font-style-asian="normal" style:font-weight-asian="bold" style:font-size-complex="14pt" style:font-style-complex="normal" style:font-weight-complex="bold"/>
    </style:style>
    <style:style style:name="P30" style:family="paragraph" style:parent-style-name="Standard">
      <style:text-properties style:text-position="0% 100%" fo:font-size="14pt" fo:font-style="normal" style:text-underline-style="solid" style:text-underline-width="auto" style:text-underline-color="font-color" fo:font-weight="bold" officeooo:rsid="0122043f" officeooo:paragraph-rsid="0122043f" style:font-size-asian="14pt" style:font-style-asian="normal" style:font-weight-asian="bold" style:font-size-complex="14pt" style:font-style-complex="normal" style:font-weight-complex="bold"/>
    </style:style>
    <style:style style:name="P31" style:family="paragraph" style:parent-style-name="Standard">
      <style:text-properties style:text-position="0% 100%" fo:font-size="14pt" fo:font-style="normal" style:text-underline-style="solid" style:text-underline-width="auto" style:text-underline-color="font-color" fo:font-weight="normal" officeooo:rsid="0122043f" officeooo:paragraph-rsid="0122043f" style:font-size-asian="14pt" style:font-style-asian="normal" style:font-weight-asian="normal" style:font-size-complex="14pt" style:font-style-complex="normal" style:font-weight-complex="normal"/>
    </style:style>
    <style:style style:name="P32" style:family="paragraph" style:parent-style-name="Standard">
      <style:text-properties style:text-position="0% 100%" fo:font-size="14pt" fo:font-style="normal" officeooo:rsid="011887b7" officeooo:paragraph-rsid="011887b7" style:font-size-asian="14pt" style:font-style-asian="normal" style:font-size-complex="14pt" style:font-style-complex="normal"/>
    </style:style>
    <style:style style:name="P33" style:family="paragraph" style:parent-style-name="Standard">
      <style:text-properties style:text-position="0% 100%" fo:font-size="14pt" fo:font-style="normal" officeooo:rsid="011887b7" officeooo:paragraph-rsid="011d56fc" style:font-size-asian="14pt" style:font-style-asian="normal" style:font-size-complex="14pt" style:font-style-complex="normal"/>
    </style:style>
    <style:style style:name="P34" style:family="paragraph" style:parent-style-name="Standard">
      <style:text-properties style:text-position="0% 100%" fo:font-size="14pt" fo:font-style="normal" fo:font-weight="bold" officeooo:rsid="012399f6" officeooo:paragraph-rsid="012399f6" style:font-size-asian="14pt" style:font-style-asian="normal" style:font-weight-asian="bold" style:font-size-complex="14pt" style:font-style-complex="normal" style:font-weight-complex="bold"/>
    </style:style>
    <style:style style:name="P35" style:family="paragraph" style:parent-style-name="Standard">
      <style:paragraph-properties fo:text-align="center" style:justify-single-word="false"/>
      <style:text-properties fo:font-size="20pt" officeooo:paragraph-rsid="011d56fc" style:font-size-asian="20pt" style:font-size-complex="20pt"/>
    </style:style>
    <style:style style:name="T1" style:family="text">
      <style:text-properties officeooo:rsid="00de481c"/>
    </style:style>
    <style:style style:name="T2" style:family="text">
      <style:text-properties style:text-position="0% 100%"/>
    </style:style>
    <style:style style:name="T3" style:family="text">
      <style:text-properties style:text-position="0% 100%" officeooo:rsid="010c8b6e"/>
    </style:style>
    <style:style style:name="T4" style:family="text">
      <style:text-properties style:text-position="0% 100%" officeooo:rsid="0116b0de"/>
    </style:style>
    <style:style style:name="T5" style:family="text">
      <style:text-properties style:text-position="0% 100%" officeooo:rsid="01189aea"/>
    </style:style>
    <style:style style:name="T6" style:family="text">
      <style:text-properties officeooo:rsid="00fb57e9"/>
    </style:style>
    <style:style style:name="T7" style:family="text">
      <style:text-properties officeooo:rsid="010c8b6e"/>
    </style:style>
    <style:style style:name="T8" style:family="text">
      <style:text-properties fo:font-weight="bold" style:font-weight-asian="bold" style:font-weight-complex="bold"/>
    </style:style>
    <style:style style:name="T9" style:family="text">
      <style:text-properties fo:font-weight="bold" officeooo:rsid="01189aea" style:font-weight-asian="bold" style:font-weight-complex="bold"/>
    </style:style>
    <style:style style:name="T10" style:family="text">
      <style:text-properties fo:font-weight="bold" officeooo:rsid="011d56fc" style:font-weight-asian="bold" style:font-weight-complex="bold"/>
    </style:style>
    <style:style style:name="T11" style:family="text">
      <style:text-properties fo:font-weight="bold" officeooo:rsid="012399f6" style:font-weight-asian="bold" style:font-weight-complex="bold"/>
    </style:style>
    <style:style style:name="T12" style:family="text">
      <style:text-properties officeooo:rsid="0116b0de"/>
    </style:style>
    <style:style style:name="T13" style:family="text">
      <style:text-properties officeooo:rsid="0118a225"/>
    </style:style>
    <style:style style:name="T14" style:family="text">
      <style:text-properties officeooo:rsid="011d56fc"/>
    </style:style>
    <style:style style:name="T15" style:family="text">
      <style:text-properties fo:font-weight="normal" style:font-weight-asian="normal" style:font-weight-complex="normal"/>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11f2c65" style:font-weight-asian="normal" style:font-weight-complex="normal"/>
    </style:style>
    <style:style style:name="T19" style:family="text">
      <style:text-properties style:text-underline-style="none" fo:font-weight="normal" officeooo:rsid="01189aea" style:font-weight-asian="normal" style:font-weight-complex="normal"/>
    </style:style>
    <style:style style:name="T20" style:family="text">
      <style:text-properties style:text-underline-style="none" officeooo:rsid="011887b7"/>
    </style:style>
    <style:style style:name="T21" style:family="text">
      <style:text-properties style:text-underline-style="none" officeooo:rsid="012399f6"/>
    </style:style>
    <style:style style:name="T22" style:family="text">
      <style:text-properties officeooo:rsid="011f2c65"/>
    </style:style>
    <style:style style:name="T23" style:family="text">
      <style:text-properties officeooo:rsid="01189aea"/>
    </style:style>
    <style:style style:name="T24" style:family="text">
      <style:text-properties officeooo:rsid="0122043f"/>
    </style:style>
    <style:style style:name="T25" style:family="text">
      <style:text-properties officeooo:rsid="011887b7"/>
    </style:style>
    <style:style style:name="T26" style:family="text">
      <style:text-properties officeooo:rsid="012399f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eataxe-64</text:p>
      <text:p text:style-name="P7"><text:span text:style-name="T7">TF2 - a new thread farm</text:span>.</text:p>
      <text:p text:style-name="P11">Richard Parker <text:span text:style-name="T7">27.7</text:span>.201<text:span text:style-name="T12">9</text:span></text:p>
      <text:p text:style-name="P1"/>
      <text:p text:style-name="P8">Section 1 – Introduction<text:span text:style-name="T1">.</text:span></text:p>
      <text:p text:style-name="P2"/>
      <text:p text:style-name="P3">This document <text:span text:style-name="T6">is </text:span><text:span text:style-name="T3">an</text:span><text:span text:style-name="T4">other</text:span><text:span text:style-name="T3"> attempt to specify </text:span><text:span text:style-name="T4">a</text:span><text:span text:style-name="T3"> new thread farm</text:span><text:span text:style-name="T4">. <text:s/>There are several reasons why this may be a good idea.</text:span></text:p>
      <text:p text:style-name="P12"/>
      <text:p text:style-name="P12">Both the design and the code have developed piecemeal over the last seven years or so. <text:s/>Initially the aim was to enable &lt;matrix multiplication&gt;, but it has now also enabled the production of the &lt;chopped-up Gaussian&gt; function, showing that many aspects of the thread-farm were usable at least.</text:p>
      <text:p text:style-name="P12"/>
      <text:p text:style-name="P12">Recent thinking on the subject of &lt;composition factors&gt; has made it clear, however, that it is really only designed for the situation where a big job needs to be done that can be specified completely at the outset, and there seems to be no way of moving further up the software stack to implement higher-level functions on top of these basic worker functions.</text:p>
      <text:p text:style-name="P12"/>
      <text:p text:style-name="P12">In fact, even &lt;chopped-up Gaussian&gt; required several changes to the thread farm, and these changes were not properly thought out or implemented - the thread-farm has been repeatedly bodged to allow for things it was not really designed to do, and the hope now is that the requirements are clear enough to attempt a version from scratch that is properly designed to do all that is needed.</text:p>
      <text:p text:style-name="P12"/>
      <text:p text:style-name="P4"><text:span text:style-name="T2">At this early stage, however, there are more questions than answers. <text:s/>Initially I am really only trying to list the questions, </text:span><text:span text:style-name="T5">to be followed by</text:span><text:span text:style-name="T2"> an attempt to discuss the issues that might affect the choice.</text:span></text:p>
      <text:p text:style-name="P13"/>
      <text:p text:style-name="P10"><text:span text:style-name="T8">Section </text:span><text:span text:style-name="T9">2</text:span><text:span text:style-name="T8"> – </text:span><text:span text:style-name="T9">Outstanding Issues.</text:span></text:p>
      <text:p text:style-name="P13"/>
      <text:p text:style-name="P34">D<text:span text:style-name="T15"> means that there is a discussion in the appendix, but it is unresolved.</text:span></text:p>
      <text:list xml:id="list7696075634811910806" text:style-name="L1">
        <text:list-item>
          <text:p text:style-name="P15">Is this of more general applicability than meataxe64?</text:p>
        </text:list-item>
        <text:list-item>
          <text:p text:style-name="P18">Is there only one thread-farm in a process?</text:p>
        </text:list-item>
        <text:list-item>
          <text:p text:style-name="P18">Is the C++11 model of concurrency adequate for a good implementation?</text:p>
        </text:list-item>
        <text:list-item>
          <text:p text:style-name="P18">Are there x86 assembler routines to take advantage of its features?</text:p>
          <text:list>
            <text:list-item>
              <text:p text:style-name="P15">what language are we going to write this in.</text:p>
            </text:list-item>
          </text:list>
        </text:list-item>
        <text:list-item>
          <text:p text:style-name="P18">Do we distinguish between context and worker-thread?</text:p>
        </text:list-item>
        <text:list-item>
          <text:p text:style-name="P18">Is the implementation of a context stack-free?</text:p>
        </text:list-item>
        <text:list-item>
          <text:p text:style-name="P18">What additional locking functions are provided?</text:p>
        </text:list-item>
        <text:list-item>
          <text:p text:style-name="P18">How is proggy registration to be done?</text:p>
        </text:list-item>
        <text:list-item>
          <text:p text:style-name="P18"><text:soft-page-break/>Can we allow lists of MOJs in a MOJ.</text:p>
        </text:list-item>
        <text:list-item>
          <text:p text:style-name="P18">Can JOBs submit other JOBs?</text:p>
        </text:list-item>
        <text:list-item>
          <text:p text:style-name="P18">Can we provide some sort of memory management?</text:p>
        </text:list-item>
        <text:list-item>
          <text:p text:style-name="P18"><text:span text:style-name="T11">D </text:span>How do we prevent MOJ destruction when readers will later be submitted?</text:p>
        </text:list-item>
        <text:list-item>
          <text:p text:style-name="P15">Is a ready MOJ read only, or can it be updated also (with locking)?</text:p>
        </text:list-item>
        <text:list-item>
          <text:p text:style-name="P15">Do we make special provision for an exclusively owned MOJ?</text:p>
        </text:list-item>
      </text:list>
      <text:p text:style-name="P14"/>
      <text:p text:style-name="P35"><text:span text:style-name="T8">Section </text:span><text:span text:style-name="T10">3</text:span><text:span text:style-name="T8"> – </text:span><text:span text:style-name="T10">Resolved</text:span><text:span text:style-name="T9"> Issues.</text:span></text:p>
      <text:p text:style-name="P33"/>
      <text:list xml:id="list124737754199776" text:continue-numbering="true" text:style-name="L1">
        <text:list-item>
          <text:p text:style-name="P19">How does the memory allocation of MOJs, RDLs and JOBs work.</text:p>
        </text:list-item>
      </text:list>
      <text:p text:style-name="P21">Allocation uses malloc(). <text:s/>RDLs and JOBs are free'd by the thread-farm when they are done with, and the refcount of a MOJ is still needed to free both the memory of the data and the MOJ structure itself.</text:p>
      <text:p text:style-name="P21"/>
      <text:list xml:id="list124738363316132" text:continue-numbering="true" text:style-name="L1">
        <text:list-item>
          <text:p text:style-name="P20">What data structure is used for the runnable JOB heap?</text:p>
        </text:list-item>
      </text:list>
      <text:p text:style-name="P22">A mutex for the runnable job queue protects the usual sink and swim operations of a binary priority queue, and can tolerate realloc if it gets too small, and indeed (with suitable hysteresis) too large.</text:p>
      <text:p text:style-name="P22"/>
      <text:list xml:id="list124737901806921" text:continue-numbering="true" text:style-name="L1">
        <text:list-item>
          <text:p text:style-name="P23">What additional capabilities does an RDL need?</text:p>
        </text:list-item>
      </text:list>
      <text:p text:style-name="P24">An RDL now has a pointer to the next RDL, a type and a pointer. <text:s/>There are two types so far - a JOB waiting for that MOJ and a condition variable that must be signalled when that MOJ is stable.<text:span text:style-name="T24"> <text:s/>The condition variable can use the MOJ mutex.</text:span></text:p>
      <text:p text:style-name="P24"/>
      <text:list xml:id="list124738321606982" text:continue-numbering="true" text:style-name="L1">
        <text:list-item>
          <text:p text:style-name="P16">How do we handle the data race when a MOJ is ready/not ready?</text:p>
        </text:list-item>
      </text:list>
      <text:p text:style-name="P25">I propose that each MOJ has a mutex which must be obtained before signallin that a MOJ is stable, and also when creating an RDL for that stability processing to use. </text:p>
      <text:p text:style-name="P14"/>
      <text:p text:style-name="P9"><text:span text:style-name="T13">Appendix</text:span> 1 – <text:span text:style-name="T13">Discussions.</text:span></text:p>
      <text:p text:style-name="P5"/>
      <text:p text:style-name="P26"><text:span text:style-name="T14">How does the memory allocation of MOJs, RDLs and JOBs work.</text:span></text:p>
      <text:p text:style-name="P21">The current thread farm has arrays of size allocated at initialization time for MOJs, RDLs and JOBs. <text:s/>Although this meant that 32-bit numbers could be used to identify them, it seems to me that it is simpler to just malloc and free each one individually and use a full 8-byte pointer for them, and leave it to the Operating System to deal with the locking and memory fragmentation. <text:s/>This has the added advantage that a JOB can have an unbounded number of parameters.</text:p>
      <text:p text:style-name="P21"/>
      <text:p text:style-name="P27">What data structure is used for the runnable JOB heap?</text:p>
      <text:p text:style-name="P28"><text:span text:style-name="T17">The current thread-farm has a binary runnable job heap (priority queue) which necessitates a fixed size runnable job queue.</text:span><text:span text:style-name="T18"> <text:s/>This has the disadvantage that if there are more runnable jobs than have been allowed for, the system will fail, and I observe that this is not even tested for at the moment, which is rather poor! <text:s/>Furthermore the moving into and out of the runnable job queue is protected by the global "dodgy" lock, which may not be optimal. <text:s/>I think, however, that a runnable-job-queue mutex is </text:span><text:soft-page-break/><text:span text:style-name="T18">probably OK. <text:s/>This means that the heap itself can be occasionally realloc'd if it gets too small or indeed if it gets too big. <text:s/>Even if the move is done, I think this is OK.</text:span></text:p>
      <text:p text:style-name="P28"><text:span text:style-name="T18"/></text:p>
      <text:p text:style-name="P28"><text:span text:style-name="T22">What additional capabilities does an RDL need?</text:span></text:p>
      <text:p text:style-name="P29"><text:span text:style-name="T17">The current thread farm has a chain of RDL (ReaD List) objects for a MOJ that is not yet stable, and each RDL references a JOB that is waiting on it. <text:s/>The "wait" count of that JOB is decremented, and if that reaches zero, the JOB is placed on the runnable JOB queue. <text:s/>This functionality must now be enhanced to include the possibilty that the RDL is instead to signal a condition variable to wake-up a context or JOB that is suspended waiting for that MOJ to be ready.</text:span></text:p>
      <text:p text:style-name="P29"><text:span text:style-name="T19"/></text:p>
      <text:p text:style-name="P29"><text:span text:style-name="T23">How do we handle the data race when a MOJ is ready/not ready?</text:span></text:p>
      <text:p text:style-name="P31"><text:span text:style-name="T16">There are now (at least) two places where we face this problem - when submitting a JOB - we may have to create an RDL if the MOJ is not read and increment the wait count, and when waiting for a result we may have to create an RDL pointing to a condition variable and wait on it. <text:s/>The danger is that the MOJ may become ready after deciding to put an RDL in, and that the MOJ completes it's RDL reading before we put it in. <text:s/>The obvious answer is a MOJ-level mutex. <text:s/>The current lock-free version is, I think, overweight.</text:span></text:p>
      <text:p text:style-name="P31"><text:span text:style-name="T20"/></text:p>
      <text:p text:style-name="P30"><text:span text:style-name="T25">How do we prevent MOJ destruction when readers will later be submitted?</text:span></text:p>
      <text:p text:style-name="P31"><text:span text:style-name="T20">W</text:span><text:span text:style-name="T16">hen a context (or JOB) is submitting JOBs, if the jobs are small there is a danger than the execution gets ahead of the submission and a MOJ becomes ready and all submitted JOBs that read it get done and the read-ref-count reaches zero before further jobs wishing to read it have been submitted.</text:span><text:span text:style-name="T21"> <text:s/>One solution (which I think we need) is that the submitter holds a refcount of its own, and releasing it sometime after submitting the last job that reads it. <text:s/>This has caused difficulty in the past, when a long and complicated algorithm is generating JOBs and it is hard to keep an accurate track of which MOJs to release. <text:s/>I think some sort of assistance is needed here, and the final answer is not yet forthcoming. <text:s/>At the moment there is a global flag (Submitting in progress) which prevents any MOJs being freed until the flag is lifted, but this may not be the best way. <text:s/>Another idea is that a list is held by the thread-farm of MOJs written. <text:s/>The context must then get a ref-count on all that are still needed, after which the list is processed to release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7-27T12:47:37.285663059</dc:date>
    <meta:editing-duration>P1DT11H12M22S</meta:editing-duration>
    <meta:editing-cycles>216</meta:editing-cycles>
    <meta:generator>LibreOffice/5.1.6.2$Linux_X86_64 LibreOffice_project/10m0$Build-2</meta:generator>
    <meta:document-statistic meta:table-count="0" meta:image-count="0" meta:object-count="0" meta:page-count="3" meta:paragraph-count="46" meta:word-count="1265" meta:character-count="6910" meta:non-whitespace-character-count="5681"/>
  </office:meta>
</office:document-meta>
</file>